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ListLabel19" style:family="text">
      <style:text-properties style:use-window-font-color="true" style:text-underline-type="none" style:text-underline-color="font-color"/>
    </style:style>
    <style:style style:name="P10" style:parent-style-name="Standard" style:family="paragraph">
      <style:paragraph-properties style:snap-to-layout-grid="false" fo:text-align="center" fo:margin-right="-0.0347in"/>
      <style:text-properties fo:font-size="10.5pt" style:font-size-asian="10.5pt" style:font-size-complex="10.5pt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/>
    </style:style>
    <style:style style:name="P34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6" style:parent-style-name="DefaultParagraphFont" style:family="text">
      <style:text-properties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P40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3" style:parent-style-name="DefaultParagraphFont" style:family="text">
      <style:text-properties fo:font-size="10.5pt" style:font-size-asian="10.5pt" style:font-size-complex="10.5pt"/>
    </style:style>
    <style:style style:name="P44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7" style:parent-style-name="DefaultParagraphFont" style:family="text">
      <style:text-properties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/>
    </style:style>
    <style:style style:name="P4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5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4" style:parent-style-name="DefaultParagraphFont" style:family="text">
      <style:text-properties fo:font-size="10.5pt" style:font-size-asian="10.5pt" style:font-size-complex="10.5pt"/>
    </style:style>
    <style:style style:name="P5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56" style:parent-style-name="ListParagraph" style:list-style-name="WWNum6" style:family="paragraph">
      <style:paragraph-properties style:snap-to-layout-grid="false"/>
    </style:style>
    <style:style style:name="T57" style:parent-style-name="DefaultParagraphFont" style:family="text">
      <style:text-properties style:font-weight-complex="bold" fo:font-size="10.5pt" style:font-size-asian="10.5pt" style:font-size-complex="10.5pt"/>
    </style:style>
    <style:style style:name="T5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59" style:parent-style-name="DefaultParagraphFont" style:family="text">
      <style:text-properties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/>
    </style:style>
    <style:style style:name="T61" style:parent-style-name="DefaultParagraphFont" style:family="text">
      <style:text-properties fo:font-size="10.5pt" style:font-size-asian="10.5pt" style:font-size-complex="10.5pt"/>
    </style:style>
    <style:style style:name="P62" style:parent-style-name="ListParagraph" style:list-style-name="WWNum6" style:family="paragraph">
      <style:paragraph-properties style:snap-to-layout-grid="false"/>
    </style:style>
    <style:style style:name="T63" style:parent-style-name="DefaultParagraphFont" style:family="text">
      <style:text-properties fo:font-size="10.5pt" style:font-size-asian="10.5pt" style:font-size-complex="10.5pt"/>
    </style:style>
    <style:style style:name="T6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5" style:parent-style-name="DefaultParagraphFont" style:family="text">
      <style:text-properties fo:font-size="10.5pt" style:font-size-asian="10.5pt" style:font-size-complex="10.5pt"/>
    </style:style>
    <style:style style:name="T6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7" style:parent-style-name="DefaultParagraphFont" style:family="text">
      <style:text-properties fo:font-size="10.5pt" style:font-size-asian="10.5pt" style:font-size-complex="10.5pt"/>
    </style:style>
    <style:style style:name="P68" style:parent-style-name="ListParagraph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6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7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2" style:parent-style-name="DefaultParagraphFont" style:family="text">
      <style:text-properties fo:font-size="10.5pt" style:font-size-asian="10.5pt" style:font-size-complex="10.5pt"/>
    </style:style>
    <style:style style:name="T73" style:parent-style-name="DefaultParagraphFont" style:family="text">
      <style:text-properties fo:font-size="10.5pt" style:font-size-asian="10.5pt" style:font-size-complex="10.5pt"/>
    </style:style>
    <style:style style:name="P7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75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76" style:parent-style-name="DefaultParagraphFont" style:family="text">
      <style:text-properties fo:font-size="10.5pt" style:font-size-asian="10.5pt" style:font-size-complex="10.5pt"/>
    </style:style>
    <style:style style:name="T7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8" style:parent-style-name="DefaultParagraphFont" style:family="text">
      <style:text-properties fo:font-size="10.5pt" style:font-size-asian="10.5pt" style:font-size-complex="10.5pt"/>
    </style:style>
    <style:style style:name="T7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0" style:parent-style-name="DefaultParagraphFont" style:family="text">
      <style:text-properties fo:font-size="10.5pt" style:font-size-asian="10.5pt" style:font-size-complex="10.5pt"/>
    </style:style>
    <style:style style:name="P81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82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3" style:parent-style-name="DefaultParagraphFont" style:family="text">
      <style:text-properties fo:font-size="10.5pt" style:font-size-asian="10.5pt" style:font-size-complex="10.5pt"/>
    </style:style>
    <style:style style:name="T8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5" style:parent-style-name="DefaultParagraphFont" style:family="text">
      <style:text-properties fo:font-size="10.5pt" style:font-size-asian="10.5pt" style:font-size-complex="10.5pt"/>
    </style:style>
    <style:style style:name="T8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7" style:parent-style-name="DefaultParagraphFont" style:family="text">
      <style:text-properties fo:font-size="10.5pt" style:font-size-asian="10.5pt" style:font-size-complex="10.5pt"/>
    </style:style>
    <style:style style:name="P88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8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9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1" style:parent-style-name="DefaultParagraphFont" style:family="text">
      <style:text-properties fo:font-size="10.5pt" style:font-size-asian="10.5pt" style:font-size-complex="10.5pt"/>
    </style:style>
    <style:style style:name="P9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5" style:parent-style-name="DefaultParagraphFont" style:family="text">
      <style:text-properties fo:font-size="10.5pt" style:font-size-asian="10.5pt" style:font-size-complex="10.5pt"/>
    </style:style>
    <style:style style:name="P96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97" style:parent-style-name="DefaultParagraphFont" style:family="text">
      <style:text-properties fo:font-size="10.5pt" style:font-size-asian="10.5pt" style:font-size-complex="10.5pt"/>
    </style:style>
    <style:style style:name="T9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9" style:parent-style-name="DefaultParagraphFont" style:family="text">
      <style:text-properties fo:font-size="10.5pt" style:font-size-asian="10.5pt" style:font-size-complex="10.5pt"/>
    </style:style>
    <style:style style:name="T10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1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2" style:parent-style-name="DefaultParagraphFont" style:family="text">
      <style:text-properties fo:font-size="10.5pt" style:font-size-asian="10.5pt" style:font-size-complex="10.5pt"/>
    </style:style>
    <style:style style:name="T10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4" style:parent-style-name="DefaultParagraphFont" style:family="text">
      <style:text-properties fo:font-size="10.5pt" style:font-size-asian="10.5pt" style:font-size-complex="10.5pt"/>
    </style:style>
    <style:style style:name="T105" style:parent-style-name="DefaultParagraphFont" style:family="text">
      <style:text-properties fo:font-size="10.5pt" style:font-size-asian="10.5pt" style:font-size-complex="10.5pt"/>
    </style:style>
    <style:style style:name="T10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7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0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0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0" style:parent-style-name="DefaultParagraphFont" style:family="text">
      <style:text-properties fo:font-size="10.5pt" style:font-size-asian="10.5pt" style:font-size-complex="10.5pt"/>
    </style:style>
    <style:style style:name="P111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2" style:parent-style-name="DefaultParagraphFont" style:family="text">
      <style:text-properties fo:font-size="10.5pt" style:font-size-asian="10.5pt" style:font-size-complex="10.5pt"/>
    </style:style>
    <style:style style:name="T11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4" style:parent-style-name="DefaultParagraphFont" style:family="text">
      <style:text-properties fo:font-size="10.5pt" style:font-size-asian="10.5pt" style:font-size-complex="10.5pt"/>
    </style:style>
    <style:style style:name="T11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6" style:parent-style-name="DefaultParagraphFont" style:family="text">
      <style:text-properties fo:font-size="10.5pt" style:font-size-asian="10.5pt" style:font-size-complex="10.5pt"/>
    </style:style>
    <style:style style:name="T11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8" style:parent-style-name="DefaultParagraphFont" style:family="text">
      <style:text-properties fo:font-size="10.5pt" style:font-size-asian="10.5pt" style:font-size-complex="10.5pt"/>
    </style:style>
    <style:style style:name="T11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1" style:parent-style-name="DefaultParagraphFont" style:family="text">
      <style:text-properties fo:font-size="10.5pt" style:font-size-asian="10.5pt" style:font-size-complex="10.5pt"/>
    </style:style>
    <style:style style:name="P122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3" style:parent-style-name="DefaultParagraphFont" style:family="text">
      <style:text-properties fo:font-size="10.5pt" style:font-size-asian="10.5pt" style:font-size-complex="10.5pt"/>
    </style:style>
    <style:style style:name="T12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5" style:parent-style-name="DefaultParagraphFont" style:family="text">
      <style:text-properties fo:font-size="10.5pt" style:font-size-asian="10.5pt" style:font-size-complex="10.5pt"/>
    </style:style>
    <style:style style:name="P126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0.5pt" style:font-size-asian="10.5pt" style:font-size-complex="10.5pt"/>
    </style:style>
    <style:style style:name="P12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2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2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0" style:parent-style-name="DefaultParagraphFont" style:family="text">
      <style:text-properties fo:font-size="10.5pt" style:font-size-asian="10.5pt" style:font-size-complex="10.5pt"/>
    </style:style>
    <style:style style:name="P131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2" style:parent-style-name="DefaultParagraphFont" style:family="text">
      <style:text-properties fo:font-size="10.5pt" style:font-size-asian="10.5pt" style:font-size-complex="10.5pt"/>
    </style:style>
    <style:style style:name="T133" style:parent-style-name="DefaultParagraphFont" style:family="text">
      <style:text-properties fo:font-size="10.5pt" style:font-size-asian="10.5pt" style:font-size-complex="10.5pt"/>
    </style:style>
    <style:style style:name="T13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5" style:parent-style-name="DefaultParagraphFont" style:family="text">
      <style:text-properties fo:font-size="10.5pt" style:font-size-asian="10.5pt" style:font-size-complex="10.5pt"/>
    </style:style>
    <style:style style:name="T13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37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8" style:parent-style-name="DefaultParagraphFont" style:family="text">
      <style:text-properties fo:font-size="10.5pt" style:font-size-asian="10.5pt" style:font-size-complex="10.5pt"/>
    </style:style>
    <style:style style:name="T13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0" style:parent-style-name="DefaultParagraphFont" style:family="text">
      <style:text-properties fo:font-size="10.5pt" style:font-size-asian="10.5pt" style:font-size-complex="10.5pt"/>
    </style:style>
    <style:style style:name="T14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14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4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6" style:parent-style-name="DefaultParagraphFont" style:family="text">
      <style:text-properties fo:font-size="10.5pt" style:font-size-asian="10.5pt" style:font-size-complex="10.5pt"/>
    </style:style>
    <style:style style:name="T14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8" style:parent-style-name="DefaultParagraphFont" style:family="text">
      <style:text-properties fo:font-size="10.5pt" style:font-size-asian="10.5pt" style:font-size-complex="10.5pt"/>
    </style:style>
    <style:style style:name="P149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50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51" style:parent-style-name="DefaultParagraphFont" style:family="text">
      <style:text-properties fo:font-size="10.5pt" style:font-size-asian="10.5pt" style:font-size-complex="10.5pt"/>
    </style:style>
    <style:style style:name="T15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3" style:parent-style-name="DefaultParagraphFont" style:family="text">
      <style:text-properties fo:font-size="10.5pt" style:font-size-asian="10.5pt" style:font-size-complex="10.5pt"/>
    </style:style>
    <style:style style:name="T15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55" style:parent-style-name="DefaultParagraphFont" style:family="text">
      <style:text-properties fo:font-size="10.5pt" style:font-size-asian="10.5pt" style:font-size-complex="10.5pt"/>
    </style:style>
    <style:style style:name="T156" style:parent-style-name="DefaultParagraphFont" style:family="text">
      <style:text-properties fo:font-size="10.5pt" style:font-size-asian="10.5pt" style:font-size-complex="10.5pt"/>
    </style:style>
    <style:style style:name="T15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58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5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60" style:parent-style-name="Standard" style:family="paragraph">
      <style:paragraph-properties style:snap-to-layout-grid="false"/>
    </style:style>
    <style:style style:name="T16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2" style:parent-style-name="DefaultParagraphFont" style:family="text">
      <style:text-properties fo:font-size="10.5pt" style:font-size-asian="10.5pt" style:font-size-complex="10.5pt"/>
    </style:style>
    <style:style style:name="P163" style:parent-style-name="Standard" style:family="paragraph">
      <style:paragraph-properties style:snap-to-layout-grid="false"/>
    </style:style>
    <style:style style:name="T16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5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<text:span text:style-name="T8">New York, NY 10040 | 347-595-2552 | mari</text:span><text:span text:style-name="T9">n.marinov@macaulay.cuny.edu</text:span></text:p>
      <text:p text:style-name="P10">www.linkedin.com/in/marin-p-marinov/ | mmarinov.netlify.com | github.com/marinov98</text:p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s in Computer Science | Minor: Mathematics, Psychology | GPA: 3.87<text:s/><text:tab/><text:s/>Expected: 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Algorithms, Data Structures, Machine Learning</text:span><text:span text:style-name="T25"></text:span><text:span text:style-name="T26"></text:span><text:span text:style-name="T27">Computer Architecture, Multi-variable Calculus, Operating Systems</text:span></text:p>
      <text:p text:style-name="P28"/>
      <text:p text:style-name="P29">TECHNICAL SKILLS</text:p>
      <text:p text:style-name="P30"><text:span text:style-name="T31">Programming Languages</text:span><text:span text:style-name="T32">:<text:s/></text:span><text:span text:style-name="T33"><text:tab/>C++, Python, JavaScript, TypeScript, C#</text:span></text:p>
      <text:p text:style-name="P34"><text:span text:style-name="T35">Software Tools</text:span><text:span text:style-name="T36">:<text:s/></text:span><text:span text:style-name="T37"><text:tab/></text:span><text:span text:style-name="T38"><text:tab/></text:span><text:span text:style-name="T39"><text:tab/>Git, GNU Make, Cmake, Microsoft Office, AirTable, MonkeyLearn, Trello</text:span></text:p>
      <text:p text:style-name="P40"><text:span text:style-name="T41">Front-End Technologies:<text:s/></text:span><text:span text:style-name="T42"><text:tab/></text:span><text:span text:style-name="T43">jQuery, Angular.js, React.js, Redux.js, Gatsby.js, Bootstrap</text:span></text:p>
      <text:p text:style-name="P44"><text:span text:style-name="T45">Back-End Technologies:</text:span><text:span text:style-name="T46"><text:tab/></text:span><text:span text:style-name="T47">Node.js, Express.js, Jest.js, Doctest, PostreSQL, MongoDB,</text:span><text:span text:style-name="T48"><text:s/>GraphQL</text:span></text:p>
      <text:p text:style-name="P49"/>
      <text:p text:style-name="P50">EXPERIENCE</text:p>
      <text:p text:style-name="P51"><text:span text:style-name="T52">WeWork | WeWork Labs<text:s/></text:span><text:span text:style-name="T53"><text:tab/></text:span><text:span text:style-name="T54">New York, NY</text:span></text:p>
      <text:p text:style-name="P55">Software Engineer<text:s/><text:tab/>June 2019 – August 2019</text:p>
      <text:list text:style-name="WWNum6">
        <text:list-item>
          <text:p text:style-name="P56"><text:span text:style-name="T57">Designed an interface to show mentor data using<text:s/></text:span><text:span text:style-name="T58">React<text:s/></text:span><text:span text:style-name="T59">to refine the company’s mentor sign up form and expedite mentor vetting process from half an hour to<text:s/></text:span><text:span text:style-name="T60">a<text:s/></text:span><text:span text:style-name="T61">minute</text:span></text:p>
        </text:list-item>
      </text:list>
      <text:list text:style-name="WWNum6" text:continue-numbering="true">
        <text:list-item>
          <text:p text:style-name="P62"><text:span text:style-name="T63">Constructed Models using<text:s/></text:span><text:span text:style-name="T64">MonkeyLearn’s Machine Learning API<text:s/></text:span><text:span text:style-name="T65">and<text:s/></text:span><text:span text:style-name="T66">Node</text:span><text:span text:style-name="T67"><text:s/>to parse long form entry texts into action items for prioritizing and department routing<text:s/></text:span></text:p>
        </text:list-item>
      </text:list>
      <text:p text:style-name="P68"/>
      <text:p text:style-name="P69"><text:span text:style-name="T70">CUNY Hunter College | Research Foundation of CUNY<text:s/></text:span><text:span text:style-name="T71"><text:tab/><text:s text:c="3"/></text:span><text:span text:style-name="T72"><text:s text:c="35"/></text:span><text:span text:style-name="T73"><text:s text:c="41"/>New York, NY</text:span></text:p>
      <text:p text:style-name="P74">Research Assistant<text:tab/>May 2020 – Present</text:p>
      <text:list text:style-name="WWNum3" text:continue-numbering="true">
        <text:list-item>
          <text:p text:style-name="P75"><text:span text:style-name="T76">Applied<text:s/></text:span><text:span text:style-name="T77">Multi-Agent Systems AI<text:s/></text:span><text:span text:style-name="T78">to lower average travel time for drivers through simulations using<text:s/></text:span><text:span text:style-name="T79">Python</text:span><text:span text:style-name="T80">.</text:span></text:p>
        </text:list-item>
        <text:list-item>
          <text:p text:style-name="P81">Researched network topology representations to tackle the<text:s/>problem of traffic congestion under professor Anita Raja.</text:p>
        </text:list-item>
        <text:list-item>
          <text:p text:style-name="P82"><text:span text:style-name="T83">Created<text:s/></text:span><text:span text:style-name="T84">PowerPoints<text:s/></text:span><text:span text:style-name="T85">to present papers on applying<text:s/></text:span><text:span text:style-name="T86">evolutionary strategies</text:span><text:span text:style-name="T87"><text:s/>to traffic.<text:s/></text:span></text:p>
        </text:list-item>
      </text:list>
      <text:p text:style-name="P88"><text:tab/><text:tab/><text:tab/><text:tab/></text:p>
      <text:p text:style-name="P89"><text:span text:style-name="T90">PROJECTS</text:span><text:span text:style-name="T91"><text:tab/></text:span></text:p>
      <text:p text:style-name="P92"><text:span text:style-name="T93">JumblED, Group Project</text:span><text:span text:style-name="T94"><text:s/>| University Prep Charter High School</text:span><text:span text:style-name="T95"><text:tab/>July 2020 – Present</text:span></text:p>
      <text:list text:style-name="WWNum8">
        <text:list-item>
          <text:p text:style-name="P96"><text:span text:style-name="T97">Developed the backend of an educational app to help teachers conduct fair and easy distance-learning testing using<text:s/></text:span><text:span text:style-name="T98">TypeScript, Node,<text:s/></text:span><text:span text:style-name="T99">and<text:s/></text:span><text:span text:style-name="T100">Express</text:span></text:p>
        </text:list-item>
      </text:list>
      <text:list text:style-name="WWNum8" text:continue-numbering="true">
        <text:list-item>
          <text:p text:style-name="P101"><text:span text:style-name="T102">Structured the database using<text:s/></text:span><text:span text:style-name="T103">MongoDB<text:s/></text:span><text:span text:style-name="T104">and designed the API to generate tests and sign up students and teachers<text:s/></text:span><text:span text:style-name="T105">with<text:s/></text:span><text:span text:style-name="T106">token-based authentication</text:span></text:p>
        </text:list-item>
      </text:list>
      <text:p text:style-name="P107"/>
      <text:p text:style-name="P108"><text:span text:style-name="T109">A Multifaceted Approach to 2048 Game, Group School Project | Hunter College</text:span><text:span text:style-name="T110"><text:tab/>May 2020</text:span></text:p>
      <text:list text:style-name="WWNum8" text:continue-numbering="true">
        <text:list-item>
          <text:p text:style-name="P111"><text:span text:style-name="T112">Experimented with<text:s/></text:span><text:span text:style-name="T113">Evolutionary Strategy CMA-ES</text:span><text:span text:style-name="T114"><text:s/>to optimize<text:s/></text:span><text:span text:style-name="T115">heuristic weights<text:s/></text:span><text:span text:style-name="T116">to train AI to play 2048 using<text:s/></text:span><text:span text:style-name="T117">Python<text:s/></text:span><text:span text:style-name="T118">and<text:s/></text:span><text:span text:style-name="T119">Expectimax algorith</text:span><text:span text:style-name="T120">m</text:span><text:span text:style-name="T121">.</text:span></text:p>
        </text:list-item>
        <text:list-item>
          <text:p text:style-name="P122"><text:span text:style-name="T123">Documented findings with<text:s/></text:span><text:span text:style-name="T124">LaTeX<text:s/></text:span><text:span text:style-name="T125">and showed how the AI was able learn to play up to the 8192 tile.</text:span></text:p>
        </text:list-item>
      </text:list>
      <text:p text:style-name="P126"/>
      <text:p text:style-name="P127"><text:span text:style-name="T128">ClusterDuck, Group Project<text:s/></text:span><text:span text:style-name="T129">| Hunter Codefest</text:span><text:span text:style-name="T130"><text:tab/>January 2020</text:span></text:p>
      <text:list text:style-name="WWNum7">
        <text:list-item>
          <text:p text:style-name="P131"><text:span text:style-name="T132">Social media app aimed at creating community by allowing users to post<text:s/></text:span><text:span text:style-name="T133">questions/advice about computer science and reply to each other as well as view each other’s profiles.<text:s/></text:span><text:span text:style-name="T134">Containerized</text:span><text:span text:style-name="T135"><text:s/>the app with<text:s/></text:span><text:span text:style-name="T136">Docker</text:span></text:p>
        </text:list-item>
      </text:list>
      <text:list text:style-name="WWNum7" text:continue-numbering="true">
        <text:list-item>
          <text:p text:style-name="P137"><text:span text:style-name="T138">Implemented the app’s routes, profile pages, registration and login using</text:span><text:span text:style-name="T139"><text:s/>MongoDB, React, Node<text:s/></text:span><text:span text:style-name="T140">and<text:s/></text:span><text:span text:style-name="T141">Express.</text:span></text:p>
        </text:list-item>
      </text:list>
      <text:p text:style-name="P142"/>
      <text:p text:style-name="P143"><text:span text:style-name="T144">InstaPet,<text:s/></text:span><text:span text:style-name="T145">Group Project</text:span><text:span text:style-name="T146"><text:s/></text:span><text:span text:style-name="T147">| NYC Tech Talent Pipeline</text:span><text:span text:style-name="T148"><text:tab/>June 2019</text:span></text:p>
      <text:list text:style-name="WWNum7" text:continue-numbering="true">
        <text:list-item>
          <text:p text:style-name="P149">Built a full stack app that acted as a place for people to make an account, share pictures of pets, and follow one another.</text:p>
        </text:list-item>
        <text:list-item>
          <text:p text:style-name="P150"><text:span text:style-name="T151">Managed the app’s database, Redux store and routes</text:span><text:span text:style-name="T152"><text:s/></text:span><text:span text:style-name="T153">using<text:s/></text:span><text:span text:style-name="T154">React-Redux, PostreSQL<text:s/></text:span><text:span text:style-name="T155">a</text:span><text:span text:style-name="T156">nd<text:s/></text:span><text:span text:style-name="T157">Express.</text:span></text:p>
        </text:list-item>
      </text:list>
      <text:p text:style-name="P158"/>
      <text:p text:style-name="P159">SKILLS</text:p>
      <text:p text:style-name="P160"><text:span text:style-name="T161">Languages:<text:s/></text:span><text:span text:style-name="T162">English (fluent), Bulgarian (Native), Spanish (Elementary) <text:s text:c="9"/></text:span></text:p>
      <text:p text:style-name="P163"><text:span text:style-name="T164">Interests:<text:s/></text:span><text:span text:style-name="T165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6" style:display-name="WW_OutlineListStyle_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5" style:display-name="WW_OutlineListStyle_5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2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12LVL2" style:family="text">
      <style:text-properties style:font-name="Symbol" style:font-name-complex="Symbol"/>
    </style:style>
    <style:style style:name="WW_CharLFO12LVL3" style:family="text">
      <style:text-properties style:font-name="Symbol" style:font-name-complex="Symbol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Symbol" style:font-name-complex="Symbol"/>
    </style:style>
    <style:style style:name="WW_CharLFO12LVL6" style:family="text">
      <style:text-properties style:font-name="Symbol" style:font-name-complex="Symbol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Symbol" style:font-name-complex="Symbol"/>
    </style:style>
    <style:style style:name="WW_CharLFO12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12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3" style:display-name="WWNum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4" style:display-name="WWNum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5" style:display-name="WWNum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6" style:display-name="WWNum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7" style:display-name="WWNum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8" style:display-name="WWNum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0-09-14T22:58:00Z</dc:date>
    <meta:print-date>2020-08-29T23:44:00Z</meta:print-date>
    <meta:template xlink:href="Normal" xlink:type="simple"/>
    <meta:editing-cycles>16</meta:editing-cycles>
    <meta:editing-duration>PT6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10" meta:character-count="3412" meta:row-count="24" meta:non-whitespace-character-count="2908"/>
  </office:meta>
</office:document-meta>
</file>